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9.402cm" fo:min-width="13.978cm"/>
    </style:style>
    <style:style style:name="gr2" style:family="graphic" style:parent-style-name="standard">
      <style:graphic-properties draw:textarea-horizontal-align="justify" draw:textarea-vertical-align="top" draw:auto-grow-height="false" fo:min-height="2.925cm" fo:min-width="6.35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8.64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925cm" fo:min-width="3.564cm"/>
    </style:style>
    <style:style style:name="gr8" style:family="graphic" style:parent-style-name="standard">
      <style:graphic-properties draw:textarea-horizontal-align="justify" draw:textarea-vertical-align="middle" draw:auto-grow-height="false" fo:min-height="2.671cm" fo:min-width="4.96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7.792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5.785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147cm" fo:min-width="5.6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67cm"/>
    </style:style>
    <style:style style:name="gr14" style:family="graphic" style:parent-style-name="standard">
      <style:graphic-properties draw:textarea-horizontal-align="justify" draw:textarea-vertical-align="top" draw:auto-grow-height="false" fo:min-height="11.561cm" fo:min-width="14.61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8.259cm" fo:min-width="8.136cm"/>
    </style:style>
    <style:style style:name="gr16" style:family="graphic" style:parent-style-name="standard">
      <style:graphic-properties draw:fill-color="#eeeeee" draw:textarea-horizontal-align="justify" draw:textarea-vertical-align="top" draw:auto-grow-height="false" fo:min-height="1.528cm" fo:min-width="14.867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5.2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5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6.115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1.147cm" fo:min-width="16.772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4.824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0.389cm"/>
    </style:style>
    <style:style style:name="gr23" style:family="graphic" style:parent-style-name="standard">
      <style:graphic-properties draw:stroke="none" svg:stroke-color="#000000" draw:fill="none" draw:fill-color="#ffffff" fo:min-height="0.766cm"/>
    </style:style>
    <style:style style:name="gr24" style:family="graphic" style:parent-style-name="standard">
      <style:graphic-properties draw:stroke="none" svg:stroke-color="#000000" draw:fill="none" draw:fill-color="#ffffff" fo:min-height="0.512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5.709cm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1.147cm" fo:min-width="9.4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85cm"/>
    </style:style>
    <style:style style:name="gr28" style:family="graphic" style:parent-style-name="standard">
      <style:graphic-properties draw:textarea-horizontal-align="justify" draw:textarea-vertical-align="top" draw:auto-grow-height="false" fo:min-height="9.275cm" fo:min-width="14.613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8.136cm"/>
    </style:style>
    <style:style style:name="gr30" style:family="graphic" style:parent-style-name="standard">
      <style:graphic-properties svg:stroke-color="#000000" draw:fill="solid" draw:fill-color="#9999ff" draw:textarea-horizontal-align="justify" draw:textarea-vertical-align="middle" draw:auto-grow-height="false" fo:min-height="0.893cm" fo:min-width="0.389cm"/>
    </style:style>
    <style:style style:name="gr31" style:family="graphic" style:parent-style-name="standard">
      <style:graphic-properties draw:stroke="none" svg:stroke-color="#000000" draw:fill="none" draw:fill-color="#ffffff" fo:min-height="0.713cm"/>
    </style:style>
    <style:style style:name="gr32" style:family="graphic" style:parent-style-name="standard">
      <style:graphic-properties svg:stroke-color="#000000" draw:fill="solid" draw:fill-color="#9999ff" draw:textarea-horizontal-align="justify" draw:textarea-vertical-align="middle" draw:auto-grow-height="false" fo:min-height="0.311cm" fo:min-width="0.389cm"/>
    </style:style>
    <style:style style:name="gr33" style:family="graphic" style:parent-style-name="standard">
      <style:graphic-properties draw:stroke="none" svg:stroke-color="#000000" draw:fill="none" draw:fill-color="#ffffff" fo:min-height="1.069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5.469cm"/>
    </style:style>
    <style:style style:name="gr35" style:family="graphic" style:parent-style-name="standard">
      <style:graphic-properties draw:textarea-horizontal-align="justify" draw:textarea-vertical-align="middle" draw:auto-grow-height="false" fo:min-height="1.528cm" fo:min-width="5.088cm"/>
    </style:style>
    <style:style style:name="gr36" style:family="graphic" style:parent-style-name="standard">
      <style:graphic-properties draw:stroke="none" svg:stroke-color="#000000" draw:fill="solid" draw:fill-color="#ffffff" fo:min-height="0.512cm"/>
    </style:style>
    <style:style style:name="gr37" style:family="graphic" style:parent-style-name="standard">
      <style:graphic-properties draw:textarea-horizontal-align="justify" draw:textarea-vertical-align="middle" draw:auto-grow-height="false" fo:min-height="2.671cm" fo:min-width="5.469cm"/>
    </style:style>
    <style:style style:name="gr38" style:family="graphic" style:parent-style-name="standard">
      <style:graphic-properties draw:fill-color="#eeeeee" draw:textarea-horizontal-align="justify" draw:textarea-vertical-align="top" draw:auto-grow-height="false" fo:min-height="1.528cm" fo:min-width="5.596cm"/>
    </style:style>
    <style:style style:name="gr3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49cm" fo:min-width="3.859cm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49cm" fo:min-width="4.227cm"/>
    </style:style>
    <style:style style:name="gr41" style:family="graphic" style:parent-style-name="standard">
      <style:graphic-properties draw:textarea-horizontal-align="justify" draw:textarea-vertical-align="middle" draw:auto-grow-height="false" fo:min-height="2.29cm" fo:min-width="4.453cm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94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1.147cm" fo:min-width="15.452cm"/>
    </style:style>
    <style:style style:name="gr45" style:family="graphic" style:parent-style-name="standard">
      <style:graphic-properties draw:textarea-horizontal-align="justify" draw:textarea-vertical-align="top" draw:auto-grow-height="false" fo:min-height="13.339cm" fo:min-width="12.962cm"/>
    </style:style>
    <style:style style:name="gr4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6.297cm"/>
    </style:style>
    <style:style style:name="gr4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4.322cm" fo:min-width="7.501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31cm" fo:min-width="0.389cm"/>
    </style:style>
    <style:style style:name="gr50" style:family="graphic" style:parent-style-name="standard">
      <style:graphic-properties draw:stroke="none" svg:stroke-color="#000000" draw:fill="none" draw:fill-color="#ffffff" fo:min-height="1.187cm"/>
    </style:style>
    <style:style style:name="gr51" style:family="graphic" style:parent-style-name="standard">
      <style:graphic-properties draw:stroke="none" svg:stroke-color="#000000" draw:fill="none" draw:fill-color="#ffffff" fo:min-height="0.831cm"/>
    </style:style>
    <style:style style:name="gr52" style:family="graphic" style:parent-style-name="standard">
      <style:graphic-properties draw:stroke="dash" draw:stroke-dash="_32__20_Dots_20_1_20_Dash" draw:fill-color="#ffffff" draw:textarea-horizontal-align="justify" draw:textarea-vertical-align="top" draw:auto-grow-height="false" fo:min-height="9.402cm" fo:min-width="17.026cm"/>
    </style:style>
    <style:style style:name="gr53" style:family="graphic" style:parent-style-name="standard">
      <style:graphic-properties draw:stroke="dash" draw:stroke-dash="_32__20_Dots_20_1_20_Dash" draw:fill-color="#ffffff" draw:textarea-horizontal-align="justify" draw:textarea-vertical-align="top" draw:auto-grow-height="false" fo:min-height="4.576cm" fo:min-width="4.199cm"/>
    </style:style>
    <style:style style:name="gr54" style:family="graphic" style:parent-style-name="standard">
      <style:graphic-properties draw:textarea-horizontal-align="justify" draw:textarea-vertical-align="top" draw:auto-grow-height="false" fo:min-height="3.179cm" fo:min-width="2.675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1.659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04cm"/>
    </style:style>
    <style:style style:name="gr57" style:family="graphic" style:parent-style-name="standard">
      <style:graphic-properties draw:textarea-horizontal-align="justify" draw:textarea-vertical-align="middle" draw:auto-grow-height="false" fo:min-height="2.775cm" fo:min-width="5.85cm"/>
    </style:style>
    <style:style style:name="gr58" style:family="graphic" style:parent-style-name="standard">
      <style:graphic-properties draw:textarea-horizontal-align="justify" draw:textarea-vertical-align="middle" draw:auto-grow-height="false" fo:min-height="0.718cm" fo:min-width="4.843cm"/>
    </style:style>
    <style:style style:name="gr59" style:family="graphic" style:parent-style-name="standard">
      <style:graphic-properties draw:textarea-horizontal-align="justify" draw:textarea-vertical-align="middle" draw:auto-grow-height="false" fo:min-height="1.862cm" fo:min-width="3.556cm"/>
    </style:style>
    <style:style style:name="gr60" style:family="graphic" style:parent-style-name="standard">
      <style:graphic-properties draw:stroke="dash" draw:stroke-dash="_32__20_Dots_20_1_20_Dash" draw:fill-color="#ffffff" draw:textarea-horizontal-align="justify" draw:textarea-vertical-align="top" draw:auto-grow-height="false" fo:min-height="4.322cm" fo:min-width="7.882cm"/>
    </style:style>
    <style:style style:name="gr61" style:family="graphic" style:parent-style-name="standard">
      <style:graphic-properties draw:textarea-horizontal-align="justify" draw:textarea-vertical-align="middle" draw:auto-grow-height="false" fo:min-height="1.909cm" fo:min-width="6.612cm"/>
    </style:style>
    <style:style style:name="gr62" style:family="graphic" style:parent-style-name="standard">
      <style:graphic-properties draw:stroke="dash" draw:stroke-dash="_32__20_Dots_20_1_20_Dash" draw:fill-color="#ffffff" draw:textarea-horizontal-align="justify" draw:textarea-vertical-align="top" draw:auto-grow-height="false" fo:min-height="9.91cm" fo:min-width="17.026cm"/>
    </style:style>
    <style:style style:name="gr63" style:family="graphic" style:parent-style-name="standard">
      <style:graphic-properties draw:textarea-horizontal-align="justify" draw:textarea-vertical-align="middle" draw:auto-grow-height="false" fo:min-height="2.103cm" fo:min-width="6.673cm"/>
    </style:style>
    <style:style style:name="gr64" style:family="graphic" style:parent-style-name="standard">
      <style:graphic-properties draw:textarea-horizontal-align="justify" draw:textarea-vertical-align="top" draw:auto-grow-height="false" fo:min-height="0.765cm" fo:min-width="4.177cm"/>
    </style:style>
    <style:style style:name="gr65" style:family="graphic" style:parent-style-name="standard">
      <style:graphic-properties draw:textarea-horizontal-align="justify" draw:textarea-vertical-align="middle" draw:auto-grow-height="false" fo:min-height="1.472cm" fo:min-width="3.157cm"/>
    </style:style>
    <style:style style:name="gr66" style:family="graphic" style:parent-style-name="standard">
      <style:graphic-properties draw:textarea-horizontal-align="justify" draw:textarea-vertical-align="middle" draw:auto-grow-height="false" fo:min-height="0.764cm" fo:min-width="2.272cm"/>
    </style:style>
    <style:style style:name="gr67" style:family="graphic" style:parent-style-name="standard">
      <style:graphic-properties draw:textarea-horizontal-align="justify" draw:textarea-vertical-align="middle" draw:auto-grow-height="false" fo:min-height="0.684cm" fo:min-width="3.225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673cm"/>
    </style:style>
    <style:style style:name="gr69" style:family="graphic" style:parent-style-name="standard">
      <style:graphic-properties draw:stroke="none" svg:stroke-color="#000000" draw:fill="solid" draw:fill-color="#ffffff" fo:min-height="0.357cm"/>
    </style:style>
    <style:style style:name="gr70" style:family="graphic" style:parent-style-name="standard">
      <style:graphic-properties draw:stroke="none" svg:stroke-color="#000000" draw:fill="solid" draw:fill-color="#ffffff" fo:min-height="0.373cm"/>
    </style:style>
    <style:style style:name="gr71" style:family="graphic" style:parent-style-name="standard">
      <style:graphic-properties draw:stroke="none" svg:stroke-color="#000000" draw:fill="solid" draw:fill-color="#ffffff" fo:min-height="0.385cm"/>
    </style:style>
    <style:style style:name="gr72" style:family="graphic" style:parent-style-name="standard">
      <style:graphic-properties draw:stroke="none" svg:stroke-color="#000000" draw:fill="solid" draw:fill-color="#ffffff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solid" draw:fill-color="#ffffff"/>
      <style:text-properties fo:font-style="italic" style:font-style-asian="italic" style:font-style-complex="italic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ffffff"/>
      <style:text-properties fo:font-size="12pt"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-color="#eeeeee"/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solid" draw:fill-color="#9999ff"/>
      <style:paragraph-properties fo:text-align="center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solid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loext:graphic-properties draw:fill-color="#ffffff"/>
      <style:paragraph-properties fo:text-align="start"/>
      <style:text-properties fo:font-size="12pt"/>
    </style:style>
    <style:style style:name="P22" style:family="paragraph">
      <loext:graphic-properties draw:fill-color="#ffffff"/>
      <style:paragraph-properties fo:text-align="center"/>
      <style:text-properties fo:font-size="9pt"/>
    </style:style>
    <style:style style:name="P23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24" style:family="paragraph">
      <style:paragraph-properties fo:text-align="center"/>
      <style:text-properties fo:font-size="9pt" style:font-size-asian="12pt" style:font-size-complex="12pt"/>
    </style:style>
    <style:style style:name="P25" style:family="paragraph">
      <loext:graphic-properties draw:fill-color="#ffffff"/>
      <style:paragraph-properties fo:text-align="center"/>
      <style:text-properties fo:font-size="12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fo:text-align="center"/>
      <style:text-properties fo:font-size="12pt"/>
    </style:style>
    <style:style style:name="P28" style:family="paragraph">
      <style:paragraph-properties fo:text-align="center"/>
      <style:text-properties fo:font-size="9pt" style:font-size-asian="13pt" style:font-size-complex="13pt"/>
    </style:style>
    <style:style style:name="P29" style:family="paragraph">
      <style:paragraph-properties fo:text-align="center"/>
      <style:text-properties fo:font-size="9pt"/>
    </style:style>
    <style:style style:name="P30" style:family="paragraph">
      <loext:graphic-properties draw:fill-color="#eeeeee"/>
      <style:paragraph-properties fo:text-align="center"/>
      <style:text-properties fo:font-size="12pt"/>
    </style:style>
    <style:style style:name="P31" style:family="paragraph">
      <loext:graphic-properties draw:fill="solid" draw:fill-color="#ffffff"/>
      <style:text-properties fo:font-size="9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2pt" fo:font-style="italic" style:font-style-asian="italic" style:font-style-complex="italic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2pt"/>
    </style:style>
    <style:style style:name="T11" style:family="text">
      <style:text-properties fo:font-size="9pt"/>
    </style:style>
    <style:style style:name="T12" style:family="text">
      <style:text-properties fo:font-size="9pt" style:font-size-asian="12pt" style:font-size-complex="12pt"/>
    </style:style>
    <style:style style:name="T13" style:family="text">
      <style:text-properties fo:font-size="9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78cm" svg:height="9.652cm" svg:x="4.212cm" svg:y="11.668cm">
          <text:p text:style-name="P1">VirtualSpaceNode</text:p>
          <text:p text:style-name="P2"><text:span text:style-name="T1">- Manages address range</text:span></text:p>
          <text:p text:style-name="P2"><text:span text:style-name="T1">- knows commit granules and how to commit/uncommit</text:span></text:p>
          <text:p text:style-name="P2"><text:span text:style-name="T1">- allocates root chunk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58cm" svg:height="3.175cm" svg:x="1.508cm" svg:y="6.715cm">
          <text:p text:style-name="P1">VirtualSpaceList</text:p>
          <text:p text:style-name="P2"><text:span text:style-name="T1">- has a list of nodes (memory regions)</text:span></text:p>
          <text:p text:style-name="P2"><text:span text:style-name="T1">- but maybe only one node (class space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144cm" svg:height="1.27cm" svg:x="8.276cm" svg:y="15.915cm">
          <text:p text:style-name="P1">Address range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276cm" svg:y1="15.661cm" svg:x2="8.276cm" svg:y2="15.153cm">
          <text:p/>
        </draw:line>
        <draw:line draw:style-name="gr4" draw:text-style-name="P4" draw:layer="layout" svg:x1="12.848cm" svg:y1="15.534cm" svg:x2="12.848cm" svg:y2="15.153cm">
          <text:p/>
        </draw:line>
        <draw:line draw:style-name="gr4" draw:text-style-name="P4" draw:layer="layout" svg:x1="12.848cm" svg:y1="15.661cm" svg:x2="12.848cm" svg:y2="15.152cm">
          <text:p/>
        </draw:line>
        <draw:line draw:style-name="gr4" draw:text-style-name="P4" draw:layer="layout" svg:x1="17.42cm" svg:y1="15.661cm" svg:x2="17.42cm" svg:y2="15.152cm">
          <text:p/>
        </draw:line>
        <draw:frame draw:style-name="gr5" draw:text-style-name="P5" draw:layer="layout" svg:width="2.921cm" svg:height="1.199cm" svg:x="5.101cm" svg:y="14.716cm">
          <draw:text-box>
            <text:p><text:span text:style-name="T2">Root chunk areas</text:span></text:p>
          </draw:text-box>
        </draw:frame>
        <draw:line draw:style-name="gr4" draw:text-style-name="P4" draw:layer="layout" svg:x1="10.562cm" svg:y1="15.534cm" svg:x2="10.562cm" svg:y2="15.153cm">
          <text:p/>
        </draw:line>
        <draw:line draw:style-name="gr4" draw:text-style-name="P4" draw:layer="layout" svg:x1="10.562cm" svg:y1="15.661cm" svg:x2="10.562cm" svg:y2="15.152cm">
          <text:p/>
        </draw:line>
        <draw:line draw:style-name="gr4" draw:text-style-name="P4" draw:layer="layout" svg:x1="15.134cm" svg:y1="15.661cm" svg:x2="15.134cm" svg:y2="15.152cm">
          <text:p/>
        </draw:line>
        <draw:frame draw:style-name="gr5" draw:text-style-name="P5" draw:layer="layout" svg:width="2.921cm" svg:height="1.199cm" svg:x="5.101cm" svg:y="17.185cm">
          <draw:text-box>
            <text:p><text:span text:style-name="T2">Commit Granules</text:span></text:p>
          </draw:text-box>
        </draw:frame>
        <draw:line draw:style-name="gr4" draw:text-style-name="P4" draw:layer="layout" svg:x1="8.276cm" svg:y1="18.074cm" svg:x2="8.276cm" svg:y2="17.566cm">
          <text:p/>
        </draw:line>
        <draw:line draw:style-name="gr4" draw:text-style-name="P4" draw:layer="layout" svg:x1="12.848cm" svg:y1="17.947cm" svg:x2="12.848cm" svg:y2="17.566cm">
          <text:p/>
        </draw:line>
        <draw:line draw:style-name="gr4" draw:text-style-name="P4" draw:layer="layout" svg:x1="12.848cm" svg:y1="18.074cm" svg:x2="12.848cm" svg:y2="17.565cm">
          <text:p/>
        </draw:line>
        <draw:line draw:style-name="gr4" draw:text-style-name="P4" draw:layer="layout" svg:x1="17.42cm" svg:y1="18.074cm" svg:x2="17.42cm" svg:y2="17.565cm">
          <text:p/>
        </draw:line>
        <draw:line draw:style-name="gr4" draw:text-style-name="P4" draw:layer="layout" svg:x1="10.562cm" svg:y1="17.947cm" svg:x2="10.562cm" svg:y2="17.566cm">
          <text:p/>
        </draw:line>
        <draw:line draw:style-name="gr4" draw:text-style-name="P4" draw:layer="layout" svg:x1="10.562cm" svg:y1="18.074cm" svg:x2="10.562cm" svg:y2="17.565cm">
          <text:p/>
        </draw:line>
        <draw:line draw:style-name="gr4" draw:text-style-name="P4" draw:layer="layout" svg:x1="15.134cm" svg:y1="18.074cm" svg:x2="15.134cm" svg:y2="17.565cm">
          <text:p/>
        </draw:line>
        <draw:line draw:style-name="gr4" draw:text-style-name="P4" draw:layer="layout" svg:x1="9.419cm" svg:y1="18.075cm" svg:x2="9.419cm" svg:y2="17.567cm">
          <text:p/>
        </draw:line>
        <draw:line draw:style-name="gr4" draw:text-style-name="P4" draw:layer="layout" svg:x1="13.991cm" svg:y1="17.948cm" svg:x2="13.991cm" svg:y2="17.567cm">
          <text:p/>
        </draw:line>
        <draw:line draw:style-name="gr4" draw:text-style-name="P4" draw:layer="layout" svg:x1="13.991cm" svg:y1="18.075cm" svg:x2="13.991cm" svg:y2="17.566cm">
          <text:p/>
        </draw:line>
        <draw:line draw:style-name="gr4" draw:text-style-name="P4" draw:layer="layout" svg:x1="11.705cm" svg:y1="17.948cm" svg:x2="11.705cm" svg:y2="17.567cm">
          <text:p/>
        </draw:line>
        <draw:line draw:style-name="gr4" draw:text-style-name="P4" draw:layer="layout" svg:x1="11.705cm" svg:y1="18.075cm" svg:x2="11.705cm" svg:y2="17.566cm">
          <text:p/>
        </draw:line>
        <draw:line draw:style-name="gr4" draw:text-style-name="P4" draw:layer="layout" svg:x1="16.277cm" svg:y1="18.075cm" svg:x2="16.277cm" svg:y2="17.566cm">
          <text:p/>
        </draw:line>
        <draw:line draw:style-name="gr4" draw:text-style-name="P4" draw:layer="layout" svg:x1="12.34cm" svg:y1="17.948cm" svg:x2="12.34cm" svg:y2="17.567cm">
          <text:p/>
        </draw:line>
        <draw:line draw:style-name="gr4" draw:text-style-name="P4" draw:layer="layout" svg:x1="12.34cm" svg:y1="18.075cm" svg:x2="12.34cm" svg:y2="17.566cm">
          <text:p/>
        </draw:line>
        <draw:line draw:style-name="gr4" draw:text-style-name="P4" draw:layer="layout" svg:x1="16.912cm" svg:y1="18.075cm" svg:x2="16.912cm" svg:y2="17.566cm">
          <text:p/>
        </draw:line>
        <draw:line draw:style-name="gr4" draw:text-style-name="P4" draw:layer="layout" svg:x1="10.054cm" svg:y1="17.948cm" svg:x2="10.054cm" svg:y2="17.567cm">
          <text:p/>
        </draw:line>
        <draw:line draw:style-name="gr4" draw:text-style-name="P4" draw:layer="layout" svg:x1="10.054cm" svg:y1="18.075cm" svg:x2="10.054cm" svg:y2="17.566cm">
          <text:p/>
        </draw:line>
        <draw:line draw:style-name="gr4" draw:text-style-name="P4" draw:layer="layout" svg:x1="14.626cm" svg:y1="18.075cm" svg:x2="14.626cm" svg:y2="17.566cm">
          <text:p/>
        </draw:line>
        <draw:line draw:style-name="gr4" draw:text-style-name="P4" draw:layer="layout" svg:x1="8.911cm" svg:y1="18.076cm" svg:x2="8.911cm" svg:y2="17.568cm">
          <text:p/>
        </draw:line>
        <draw:line draw:style-name="gr4" draw:text-style-name="P4" draw:layer="layout" svg:x1="13.483cm" svg:y1="17.949cm" svg:x2="13.483cm" svg:y2="17.568cm">
          <text:p/>
        </draw:line>
        <draw:line draw:style-name="gr4" draw:text-style-name="P4" draw:layer="layout" svg:x1="13.483cm" svg:y1="18.076cm" svg:x2="13.483cm" svg:y2="17.567cm">
          <text:p/>
        </draw:line>
        <draw:line draw:style-name="gr4" draw:text-style-name="P4" draw:layer="layout" svg:x1="11.197cm" svg:y1="17.949cm" svg:x2="11.197cm" svg:y2="17.568cm">
          <text:p/>
        </draw:line>
        <draw:line draw:style-name="gr4" draw:text-style-name="P4" draw:layer="layout" svg:x1="11.197cm" svg:y1="18.076cm" svg:x2="11.197cm" svg:y2="17.567cm">
          <text:p/>
        </draw:line>
        <draw:line draw:style-name="gr4" draw:text-style-name="P4" draw:layer="layout" svg:x1="15.769cm" svg:y1="18.076cm" svg:x2="15.769cm" svg:y2="17.567cm">
          <text:p/>
        </draw:line>
        <draw:frame draw:style-name="gr5" draw:text-style-name="P5" draw:layer="layout" svg:width="2.921cm" svg:height="1.199cm" svg:x="5.228cm" svg:y="18.582cm">
          <draw:text-box>
            <text:p><text:span text:style-name="T2">Commit Mask</text:span></text:p>
          </draw:text-box>
        </draw:frame>
        <draw:frame draw:style-name="gr5" draw:text-style-name="P5" draw:layer="layout" svg:width="9.525cm" svg:height="1.199cm" svg:x="8.276cm" svg:y="18.582cm">
          <draw:text-box>
            <text:p><text:span text:style-name="T2">1 <text:s text:c="2"/>1 <text:s text:c="2"/>1 <text:s text:c="2"/>0 <text:s/>0 <text:s text:c="2"/>0 <text:s text:c="2"/>1 <text:s text:c="2"/>0 <text:s/>0 <text:s text:c="3"/>1 <text:s/>0 <text:s text:c="2"/>1 <text:s text:c="2"/>1 <text:s text:c="2"/>1 <text:s text:c="2"/>1 <text:s/>1</text:span></text:p>
          </draw:text-box>
        </draw:frame>
        <draw:line draw:style-name="gr6" draw:text-style-name="P4" draw:layer="layout" svg:x1="4.72cm" svg:y1="9.89cm" svg:x2="6.498cm" svg:y2="11.668cm">
          <text:p text:style-name="P1">1:n</text:p>
        </draw:line>
        <draw:custom-shape draw:style-name="gr7" draw:text-style-name="P6" draw:layer="layout" svg:width="4.064cm" svg:height="3.175cm" svg:x="2.434cm" svg:y="23.225cm">
          <text:p text:style-name="P1"><text:span text:style-name="T3">RootChunkArea</text:span></text:p>
          <text:p text:style-name="P1"><text:span text:style-name="T3">(one per area)</text:span></text:p>
          <text:p text:style-name="P1"><text:span text:style-name="T4">- knows how chunks</text:span></text:p>
          <text:p text:style-name="P1"><text:span text:style-name="T4"><text:s/></text:span><text:span text:style-name="T4">are split and merged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244cm" svg:y1="21.447cm" svg:x2="4.593cm" svg:y2="23.225cm">
          <text:p text:style-name="P1">1:n</text:p>
        </draw:line>
        <draw:custom-shape draw:style-name="gr7" draw:text-style-name="P6" draw:layer="layout" svg:width="4.064cm" svg:height="3.175cm" svg:x="15.134cm" svg:y="22.971cm">
          <text:p text:style-name="P1"><text:span text:style-name="T3">CommitMask</text:span></text:p>
          <text:p text:style-name="P1"><text:span text:style-name="T4">- 1 bit per granule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102cm" svg:y1="21.32cm" svg:x2="16.531cm" svg:y2="22.971cm">
          <text:p text:style-name="P1">1</text:p>
        </draw:line>
        <draw:custom-shape draw:style-name="gr8" draw:text-style-name="P1" draw:layer="layout" svg:width="5.461cm" svg:height="2.921cm" svg:x="8.149cm" svg:y="25.638cm">
          <text:p text:style-name="P1"><text:span text:style-name="T2">CommitLimiter</text:span></text:p>
          <text:p text:style-name="P1"><text:span text:style-name="T4">- knows when it is ok to commit</text:span></text:p>
          <text:p text:style-name="P1"><text:span text:style-name="T4">- usually a singleton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689cm" svg:y1="21.32cm" svg:x2="10.689cm" svg:y2="25.638cm">
          <text:p text:style-name="P1"><text:span text:style-name="T3">“</text:span><text:span text:style-name="T3">can I commit?”</text:span></text:p>
        </draw:line>
        <draw:line draw:style-name="gr9" draw:text-style-name="P8" draw:layer="layout" svg:x1="4.466cm" svg:y1="4.556cm" svg:x2="4.466cm" svg:y2="6.588cm">
          <text:p/>
        </draw:line>
        <draw:frame draw:style-name="gr10" draw:text-style-name="P9" draw:layer="layout" svg:width="8.292cm" svg:height="0.962cm" svg:x="0.746cm" svg:y="4.991cm">
          <draw:text-box>
            <text:p><text:span text:style-name="T5">“</text:span><text:span text:style-name="T5">Give me a new root chunk”</text:span></text:p>
          </draw:text-box>
        </draw:frame>
        <draw:line draw:style-name="gr9" draw:text-style-name="P4" draw:layer="layout" svg:x1="16.277cm" svg:y1="4.683cm" svg:x2="16.277cm" svg:y2="11.668cm">
          <text:p/>
        </draw:line>
        <draw:frame draw:style-name="gr11" draw:text-style-name="P9" draw:layer="layout" svg:width="6.285cm" svg:height="1.673cm" svg:x="12.913cm" svg:y="6.439cm">
          <draw:text-box>
            <text:p><text:span text:style-name="T5">“</text:span><text:span text:style-name="T5">Commit / Uncommit</text:span></text:p>
            <text:p><text:span text:style-name="T5"><text:s/></text:span><text:span text:style-name="T5">this area for me”</text:span></text:p>
          </draw:text-box>
        </draw:frame>
        <draw:custom-shape draw:style-name="gr12" draw:text-style-name="P10" draw:layer="layout" svg:width="6.173cm" svg:height="1.397cm" svg:x="13.229cm" svg:y="3.032cm">
          <text:p text:style-name="P1">MetaChunk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173cm" svg:height="1.397cm" svg:x="1.849cm" svg:y="3.032cm">
          <text:p text:style-name="P1">ChunkManager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8.067cm" svg:height="0.962cm" svg:x="2.016cm" svg:y="1.508cm">
          <draw:text-box>
            <text:p>Virtual Memory Subsystem</text:p>
          </draw:text-box>
        </draw:frame>
      </draw:page>
      <draw:page draw:name="page2" draw:style-name="dp1" draw:master-page-name="Default">
        <draw:custom-shape draw:style-name="gr14" draw:text-style-name="P1" draw:layer="layout" svg:width="15.113cm" svg:height="11.811cm" svg:x="2.397cm" svg:y="7.604cm">
          <text:p text:style-name="P1">ChunkManager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8.636cm" svg:height="8.509cm" svg:x="5.318cm" svg:y="9.25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5.367cm" svg:height="1.778cm" svg:x="2.27cm" svg:y="22.082cm">
          <text:p text:style-name="P1">VirtualSpaceList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4.115cm" svg:y1="19.796cm" svg:x2="14.115cm" svg:y2="21.828cm">
          <text:p/>
        </draw:line>
        <draw:frame draw:style-name="gr17" draw:text-style-name="P13" draw:layer="layout" svg:width="5.718cm" svg:height="0.725cm" svg:x="11.538cm" svg:y="20.214cm">
          <draw:text-box>
            <text:p><text:span text:style-name="T6">“</text:span><text:span text:style-name="T6">Give me a new root chunk”</text:span></text:p>
          </draw:text-box>
        </draw:frame>
        <draw:frame draw:style-name="gr18" draw:text-style-name="P11" draw:layer="layout" svg:width="7.225cm" svg:height="0.962cm" svg:x="2.016cm" svg:y="1.508cm">
          <draw:text-box>
            <text:p>Central Chunk Manager</text:p>
          </draw:text-box>
        </draw:frame>
        <draw:line draw:style-name="gr9" draw:text-style-name="P8" draw:layer="layout" svg:x1="4.466cm" svg:y1="4.555cm" svg:x2="4.429cm" svg:y2="7.35cm">
          <text:p/>
        </draw:line>
        <draw:frame draw:style-name="gr19" draw:text-style-name="P13" draw:layer="layout" svg:width="6.615cm" svg:height="0.725cm" svg:x="1.497cm" svg:y="5.318cm">
          <draw:text-box>
            <text:p><text:span text:style-name="T6">“</text:span><text:span text:style-name="T6">Give me a new chunk of size X”</text:span></text:p>
          </draw:text-box>
        </draw:frame>
        <draw:custom-shape draw:style-name="gr20" draw:text-style-name="P10" draw:layer="layout" svg:width="17.272cm" svg:height="1.397cm" svg:x="1.889cm" svg:y="3.032cm">
          <text:p text:style-name="P1">SpaceManager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5.007cm" svg:y1="4.683cm" svg:x2="14.97cm" svg:y2="7.477cm">
          <text:p/>
        </draw:line>
        <draw:frame draw:style-name="gr21" draw:text-style-name="P13" draw:layer="layout" svg:width="5.324cm" svg:height="0.725cm" svg:x="12.186cm" svg:y="5.482cm">
          <draw:text-box>
            <text:p><text:span text:style-name="T6">“</text:span><text:span text:style-name="T6">Take these chunks back”</text:span></text:p>
          </draw:text-box>
        </draw:frame>
        <draw:custom-shape draw:style-name="gr22" draw:text-style-name="P3" draw:layer="layout" svg:width="0.889cm" svg:height="1.143cm" svg:x="7.985cm" svg:y="10.27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9.128cm" svg:y="10.27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7.985cm" svg:y="11.66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9.128cm" svg:y="11.66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10.271cm" svg:y="11.66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7.985cm" svg:y="13.0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9.128cm" svg:y="13.0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10.271cm" svg:y="13.0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11.414cm" svg:y="13.0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7.985cm" svg:y="15.2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9.128cm" svg:y="15.2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10.271cm" svg:y="15.2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12.557cm" svg:y="13.065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1.524cm" svg:height="1.016cm" svg:x="9.763cm" svg:y="14.208cm">
          <draw:text-box>
            <text:p>...</text:p>
          </draw:text-box>
        </draw:frame>
        <draw:frame draw:style-name="gr24" draw:text-style-name="P14" draw:layer="layout" svg:width="2.159cm" svg:height="0.762cm" svg:x="5.572cm" svg:y="10.525cm">
          <draw:text-box>
            <text:p><text:span text:style-name="T4">Lvl 0 (4M)</text:span></text:p>
          </draw:text-box>
        </draw:frame>
        <draw:frame draw:style-name="gr24" draw:text-style-name="P14" draw:layer="layout" svg:width="2.159cm" svg:height="0.762cm" svg:x="5.572cm" svg:y="11.922cm">
          <draw:text-box>
            <text:p><text:span text:style-name="T4">Lvl 1 (2M)</text:span></text:p>
          </draw:text-box>
        </draw:frame>
        <draw:frame draw:style-name="gr24" draw:text-style-name="P14" draw:layer="layout" svg:width="2.159cm" svg:height="0.762cm" svg:x="5.572cm" svg:y="13.319cm">
          <draw:text-box>
            <text:p><text:span text:style-name="T4">Lvl 2 (1M)</text:span></text:p>
          </draw:text-box>
        </draw:frame>
        <draw:frame draw:style-name="gr24" draw:text-style-name="P14" draw:layer="layout" svg:width="2.159cm" svg:height="0.762cm" svg:x="5.699cm" svg:y="15.478cm">
          <draw:text-box>
            <text:p><text:span text:style-name="T4">Lvl 12 (1K)</text:span></text:p>
          </draw:text-box>
        </draw:frame>
        <draw:frame draw:style-name="gr24" draw:text-style-name="P14" draw:layer="layout" svg:width="8.128cm" svg:height="0.762cm" svg:x="7.35cm" svg:y="9.382cm">
          <draw:text-box>
            <text:p><text:span text:style-name="T4">Freelists of chunks (1 per chunk level)</text:span></text:p>
          </draw:text-box>
        </draw:frame>
        <draw:line draw:style-name="gr9" draw:text-style-name="P8" draw:layer="layout" svg:x1="5.479cm" svg:y1="19.669cm" svg:x2="5.479cm" svg:y2="21.701cm">
          <text:p/>
        </draw:line>
        <draw:frame draw:style-name="gr25" draw:text-style-name="P13" draw:layer="layout" svg:width="6.209cm" svg:height="0.725cm" svg:x="2.902cm" svg:y="20.087cm">
          <draw:text-box>
            <text:p><text:span text:style-name="T6">“</text:span><text:span text:style-name="T6">Merge/split this chunk for me”</text:span></text:p>
          </draw:text-box>
        </draw:frame>
      </draw:page>
      <draw:page draw:name="page3" draw:style-name="dp1" draw:master-page-name="Default">
        <draw:custom-shape draw:style-name="gr26" draw:text-style-name="P15" draw:layer="layout" svg:width="9.906cm" svg:height="1.397cm" svg:x="9.382cm" svg:y="26.781cm">
          <text:p text:style-name="P1"><text:span text:style-name="T7">ChunkManager</text:span></text:p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6.585cm" svg:height="0.962cm" svg:x="2.016cm" svg:y="1.508cm">
          <draw:text-box>
            <text:p><text:span text:style-name="T7">Per ClassLoader stuff</text:span></text:p>
          </draw:text-box>
        </draw:frame>
        <draw:custom-shape draw:style-name="gr28" draw:text-style-name="P1" draw:layer="layout" svg:width="15.113cm" svg:height="9.525cm" svg:x="2.778cm" svg:y="8.62cm">
          <text:p text:style-name="P1">SpaceManager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8.636cm" svg:height="4.064cm" svg:x="5.826cm" svg:y="9.8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8.62cm" svg:y="10.3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889cm" svg:height="1.143cm" svg:x="9.763cm" svg:y="10.3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889cm" svg:height="1.143cm" svg:x="10.906cm" svg:y="10.3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889cm" svg:height="1.143cm" svg:x="12.049cm" svg:y="10.3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889cm" svg:height="1.143cm" svg:x="13.192cm" svg:y="10.324cm">
          <text:p/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2.159cm" svg:height="0.963cm" svg:x="6.207cm" svg:y="10.578cm">
          <draw:text-box>
            <text:p><text:span text:style-name="T4">In use chunks</text:span></text:p>
          </draw:text-box>
        </draw:frame>
        <draw:frame draw:style-name="gr31" draw:text-style-name="P14" draw:layer="layout" svg:width="2.159cm" svg:height="0.963cm" svg:x="6.207cm" svg:y="12.176cm">
          <draw:text-box>
            <text:p><text:span text:style-name="T4">Current Chunk</text:span></text:p>
          </draw:text-box>
        </draw:frame>
        <draw:custom-shape draw:style-name="gr32" draw:text-style-name="P17" draw:layer="layout" svg:width="0.889cm" svg:height="0.561cm" svg:x="8.62cm" svg:y="10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7.858cm" svg:y1="12.557cm" svg:x2="8.874cm" svg:y2="11.668cm">
          <text:p/>
        </draw:line>
        <draw:frame draw:style-name="gr33" draw:text-style-name="P14" draw:layer="layout" svg:width="2.159cm" svg:height="1.319cm" svg:x="11.287cm" svg:y="12.483cm">
          <draw:text-box>
            <text:p><text:span text:style-name="T4">Retired (full) chunks</text:span></text:p>
          </draw:text-box>
        </draw:frame>
        <draw:line draw:style-name="gr9" draw:text-style-name="P4" draw:layer="layout" svg:x1="12.049cm" svg:y1="12.43cm" svg:x2="11.414cm" svg:y2="11.668cm">
          <text:p/>
        </draw:line>
        <draw:custom-shape draw:style-name="gr34" draw:text-style-name="P12" draw:layer="layout" svg:width="5.969cm" svg:height="2.667cm" svg:x="5.826cm" svg:y="14.716cm">
          <text:p text:style-name="P1"><text:span text:style-name="T8">FreeBlocks</text:span></text:p>
          <text:p text:style-name="P1"><text:span text:style-name="T4">(manages deallocations)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5.588cm" svg:height="1.778cm" svg:x="2.778cm" svg:y="5.064cm">
          <text:p text:style-name="P1"><text:span text:style-name="T2">ClassLoaderMetaspace</text:span></text:p>
          <draw:enhanced-geometry svg:viewBox="0 0 21600 21600" draw:type="rectangle" draw:enhanced-path="M 0 0 L 21600 0 21600 21600 0 21600 0 0 Z N"/>
        </draw:custom-shape>
        <draw:line draw:style-name="gr9" draw:text-style-name="P19" draw:layer="layout" svg:x1="5.953cm" svg:y1="6.969cm" svg:x2="6.715cm" svg:y2="8.62cm">
          <text:p/>
        </draw:line>
        <draw:frame draw:style-name="gr36" draw:text-style-name="P3" draw:layer="layout" svg:width="5.588cm" svg:height="0.762cm" svg:x="3.413cm" svg:y="7.223cm">
          <draw:text-box>
            <text:p text:style-name="P1"><text:span text:style-name="T2">Has 1 or 2 (if ccps=1)</text:span></text:p>
          </draw:text-box>
        </draw:frame>
        <draw:custom-shape draw:style-name="gr12" draw:text-style-name="P15" draw:layer="layout" svg:width="6.173cm" svg:height="1.397cm" svg:x="2.701cm" svg:y="2.651cm">
          <text:p text:style-name="P1"><text:span text:style-name="T7">ClassLoaderData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5.572cm" svg:y1="4.175cm" svg:x2="5.572cm" svg:y2="5.064cm">
          <text:p/>
        </draw:line>
        <draw:custom-shape draw:style-name="gr37" draw:text-style-name="P1" draw:layer="layout" svg:width="5.969cm" svg:height="2.921cm" svg:x="2.016cm" svg:y="20.812cm">
          <text:p text:style-name="P1">MetaChunk</text:p>
          <text:p text:style-name="P1"><text:span text:style-name="T4">- pointer bump allocation</text:span></text:p>
          <text:p text:style-name="P1"><text:span text:style-name="T4">- commits itself on demand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6.096cm" svg:height="1.778cm" svg:x="1.889cm" svg:y="26.527cm">
          <text:p text:style-name="P1">VirtualSpaceNode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4.683cm" svg:y1="23.733cm" svg:x2="4.556cm" svg:y2="26.527cm">
          <text:p/>
        </draw:line>
        <draw:frame draw:style-name="gr39" draw:text-style-name="P20" draw:layer="layout" svg:width="4.359cm" svg:height="1.199cm" svg:x="2.737cm" svg:y="24.439cm">
          <draw:text-box>
            <text:p><text:span text:style-name="T9">“</text:span><text:span text:style-name="T9">Commit / Uncommit</text:span></text:p>
            <text:p><text:span text:style-name="T9"><text:s/></text:span><text:span text:style-name="T9">this area for me”</text:span></text:p>
          </draw:text-box>
        </draw:frame>
        <draw:line draw:style-name="gr9" draw:text-style-name="P4" draw:layer="layout" svg:x1="9.481cm" svg:y1="18.145cm" svg:x2="11.64cm" svg:y2="26.781cm">
          <text:p/>
        </draw:line>
        <draw:frame draw:style-name="gr40" draw:text-style-name="P20" draw:layer="layout" svg:width="4.727cm" svg:height="1.199cm" svg:x="8.846cm" svg:y="22.209cm">
          <draw:text-box>
            <text:p><text:span text:style-name="T9">“</text:span><text:span text:style-name="T9">Give me a new chunk</text:span></text:p>
            <text:p><text:span text:style-name="T9"><text:s/></text:span><text:span text:style-name="T9">of size X”</text:span></text:p>
          </draw:text-box>
        </draw:frame>
        <draw:custom-shape draw:style-name="gr41" draw:text-style-name="P18" draw:layer="layout" svg:width="4.953cm" svg:height="2.54cm" svg:x="10.906cm" svg:y="19.288cm">
          <text:p text:style-name="P1"><text:span text:style-name="T2">ArenaGrowthPolicy</text:span></text:p>
          <text:p text:style-name="P1"><text:span text:style-name="T4">“</text:span><text:span text:style-name="T4">how big is the next chunk”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0.779cm" svg:y1="21.193cm" svg:x2="10.271cm" svg:y2="21.828cm">
          <text:p/>
        </draw:line>
        <draw:line draw:style-name="gr9" draw:text-style-name="P4" draw:layer="layout" svg:x1="16.748cm" svg:y1="18.272cm" svg:x2="18.018cm" svg:y2="26.781cm">
          <text:p/>
        </draw:line>
        <draw:frame draw:style-name="gr42" draw:text-style-name="P20" draw:layer="layout" svg:width="4.706cm" svg:height="1.199cm" svg:x="15.097cm" svg:y="23.352cm">
          <draw:text-box>
            <text:p><text:span text:style-name="T9">“</text:span><text:span text:style-name="T9">Take all chunks back”</text:span></text:p>
            <text:p><text:span text:style-name="T9">(upon destruction)</text:span></text:p>
          </draw:text-box>
        </draw:frame>
      </draw:page>
      <draw:page draw:name="page4" draw:style-name="dp1" draw:master-page-name="Default">
        <draw:frame draw:style-name="gr43" draw:text-style-name="P16" draw:layer="layout" svg:width="7.297cm" svg:height="0.962cm" svg:x="2.016cm" svg:y="1.508cm">
          <draw:text-box>
            <text:p><text:span text:style-name="T7">Deallocation Subsystem</text:span></text:p>
          </draw:text-box>
        </draw:frame>
        <draw:custom-shape draw:style-name="gr44" draw:text-style-name="P15" draw:layer="layout" svg:width="15.952cm" svg:height="1.397cm" svg:x="2.701cm" svg:y="2.651cm">
          <text:p text:style-name="P1"><text:span text:style-name="T7">SpaceManager</text:span>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3.462cm" svg:height="13.589cm" svg:x="2.778cm" svg:y="9.89cm">
          <text:p text:style-name="P1">FreeBlocks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6.207cm" svg:y1="4.048cm" svg:x2="6.334cm" svg:y2="9.89cm">
          <text:p/>
        </draw:line>
        <draw:frame draw:style-name="gr46" draw:text-style-name="P20" draw:layer="layout" svg:width="6.797cm" svg:height="0.725cm" svg:x="3.601cm" svg:y="6.117cm">
          <draw:text-box>
            <text:p><text:span text:style-name="T9">“</text:span><text:span text:style-name="T9">Take this small block of memory”</text:span></text:p>
          </draw:text-box>
        </draw:frame>
        <draw:line draw:style-name="gr9" draw:text-style-name="P4" draw:layer="layout" svg:x1="14.97cm" svg:y1="4.175cm" svg:x2="15.097cm" svg:y2="9.89cm">
          <text:p/>
        </draw:line>
        <draw:frame draw:style-name="gr47" draw:text-style-name="P20" draw:layer="layout" svg:width="4.706cm" svg:height="1.673cm" svg:x="13.192cm" svg:y="5.826cm">
          <draw:text-box>
            <text:p><text:span text:style-name="T9">“</text:span><text:span text:style-name="T9">Find me a block of memory at least x words sized”</text:span></text:p>
          </draw:text-box>
        </draw:frame>
        <draw:custom-shape draw:style-name="gr48" draw:text-style-name="P12" draw:layer="layout" svg:width="8.001cm" svg:height="4.572cm" svg:x="3.794cm" svg:y="12.17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6cm" svg:y="15.85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59cm" svg:y="15.85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2cm" svg:y="15.859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1.524cm" svg:height="1.016cm" svg:x="7.986cm" svg:y="14.843cm">
          <draw:text-box>
            <text:p>...</text:p>
          </draw:text-box>
        </draw:frame>
        <draw:frame draw:style-name="gr24" draw:text-style-name="P14" draw:layer="layout" svg:width="2.159cm" svg:height="0.762cm" svg:x="4.303cm" svg:y="13.827cm">
          <draw:text-box>
            <text:p><text:span text:style-name="T4">3</text:span></text:p>
          </draw:text-box>
        </draw:frame>
        <draw:frame draw:style-name="gr24" draw:text-style-name="P14" draw:layer="layout" svg:width="2.159cm" svg:height="0.762cm" svg:x="4.302cm" svg:y="14.335cm">
          <draw:text-box>
            <text:p><text:span text:style-name="T4">4</text:span></text:p>
          </draw:text-box>
        </draw:frame>
        <draw:frame draw:style-name="gr24" draw:text-style-name="P14" draw:layer="layout" svg:width="2.159cm" svg:height="0.762cm" svg:x="4.43cm" svg:y="15.732cm">
          <draw:text-box>
            <text:p><text:span text:style-name="T4">32</text:span></text:p>
          </draw:text-box>
        </draw:frame>
        <draw:frame draw:style-name="gr50" draw:text-style-name="P14" draw:layer="layout" svg:width="6.477cm" svg:height="1.437cm" svg:x="5.826cm" svg:y="12.303cm">
          <draw:text-box>
            <text:p><text:span text:style-name="T2">BinList</text:span></text:p>
            <text:p><text:span text:style-name="T4">one block list per word size for the 32 smallest blocks (sizes 2...34)</text:span></text:p>
          </draw:text-box>
        </draw:frame>
        <draw:custom-shape draw:style-name="gr49" draw:text-style-name="P3" draw:layer="layout" svg:width="0.889cm" svg:height="0.381cm" svg:x="6.717cm" svg:y="15.85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6cm" svg:y="15.85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3cm" svg:y="15.85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5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58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1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6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59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2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6cm" svg:y="13.9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59cm" svg:y="13.9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2cm" svg:y="13.9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7cm" svg:y="13.9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6cm" svg:y="13.95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8.001cm" svg:height="4.572cm" svg:x="3.794cm" svg:y="17.63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59cm" svg:y="21.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2cm" svg:y="21.32cm">
          <text:p/>
          <draw:enhanced-geometry svg:viewBox="0 0 21600 21600" draw:type="rectangle" draw:enhanced-path="M 0 0 L 21600 0 21600 21600 0 21600 0 0 Z N"/>
        </draw:custom-shape>
        <draw:frame draw:style-name="gr51" draw:text-style-name="P14" draw:layer="layout" svg:width="6.477cm" svg:height="1.081cm" svg:x="5.826cm" svg:y="17.764cm">
          <draw:text-box>
            <text:p><text:span text:style-name="T2">BlockTree</text:span></text:p>
            <text:p><text:span text:style-name="T4">BST for larger blocks</text:span></text:p>
          </draw:text-box>
        </draw:frame>
        <draw:custom-shape draw:style-name="gr49" draw:text-style-name="P3" draw:layer="layout" svg:width="0.889cm" svg:height="0.381cm" svg:x="7.86cm" svg:y="21.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3cm" svg:y="21.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477cm" svg:y="20.0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6cm" svg:y="19.41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8.239cm" svg:y="20.68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7cm" svg:y="19.41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08cm" svg:y="20.0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52" draw:text-style-name="P21" draw:layer="layout" svg:width="17.526cm" svg:height="9.652cm" svg:x="1.635cm" svg:y="3.159cm">
          <text:p text:style-name="P2"><text:span text:style-name="T10">Per Classloader Sub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2" draw:layer="layout" svg:width="4.699cm" svg:height="4.826cm" svg:x="2.27cm" svg:y="4.683cm">
          <text:p text:style-name="P1"><text:span text:style-name="T11">Deallocation Sub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8" draw:layer="layout" svg:width="3.175cm" svg:height="3.429cm" svg:x="2.778cm" svg:y="5.445cm">
          <text:p text:style-name="P1"><text:span text:style-name="T2">FreeBlocks</text:span></text:p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2.159cm" svg:height="0.889cm" svg:x="3.159cm" svg:y="6.334cm">
          <text:p text:style-name="P1"><text:span text:style-name="T4">BinList</text:span></text:p>
          <draw:enhanced-geometry svg:viewBox="0 0 21600 21600" draw:type="rectangle" draw:enhanced-path="M 0 0 L 21600 0 21600 21600 0 21600 0 0 Z N"/>
        </draw:custom-shape>
        <draw:custom-shape draw:style-name="gr56" draw:text-style-name="P23" draw:layer="layout" svg:width="2.54cm" svg:height="1.016cm" svg:x="3.159cm" svg:y="7.35cm">
          <text:p text:style-name="P1"><text:span text:style-name="T4">BlockTree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6.35cm" svg:height="3.025cm" svg:x="9.255cm" svg:y="6.371cm">
          <text:p text:style-name="P1">SpaceManager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5.343cm" svg:height="0.968cm" svg:x="9.246cm" svg:y="4.429cm">
          <text:p text:style-name="P1"><text:span text:style-name="T12">ClassLoaderMetaspace</text:span></text:p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4.056cm" svg:height="2.112cm" svg:x="6.334cm" svg:y="10.064cm">
          <text:p text:style-name="P1">MetaChunk</text:p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8.382cm" svg:height="4.572cm" svg:x="10.779cm" svg:y="13.319cm">
          <text:p text:style-name="P2"><text:span text:style-name="T10">Central Chunk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6" draw:layer="layout" svg:width="7.112cm" svg:height="2.159cm" svg:x="11.16cm" svg:y="14.716cm">
          <text:p text:style-name="P1"><text:span text:style-name="T7">ChunkManag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1" draw:layer="layout" svg:width="17.526cm" svg:height="10.16cm" svg:x="1.762cm" svg:y="18.145cm">
          <text:p text:style-name="P2"><text:span text:style-name="T10">Virtual Memory Sub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" draw:layer="layout" svg:width="7.173cm" svg:height="2.353cm" svg:x="5.765cm" svg:y="21.634cm">
          <text:p text:style-name="P1">VirtualSpaceNode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4.677cm" svg:height="1.015cm" svg:x="9.15cm" svg:y="19.415cm">
          <text:p text:style-name="P1"><text:span text:style-name="T10">VirtualSpaceList</text:span></text:p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3.657cm" svg:height="1.722cm" svg:x="3.667cm" svg:y="24.622cm">
          <text:p text:style-name="P1"><text:span text:style-name="T3">RootChunkArea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2.772cm" svg:height="1.014cm" svg:x="13.192cm" svg:y="24.876cm">
          <text:p text:style-name="P1"><text:span text:style-name="T13">CommitMask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draw:layer="layout" svg:width="3.725cm" svg:height="0.934cm" svg:x="8.45cm" svg:y="26.1cm">
          <text:p text:style-name="P1"><text:span text:style-name="T12">CommitLimiter</text:span></text:p>
          <draw:enhanced-geometry svg:viewBox="0 0 21600 21600" draw:type="rectangle" draw:enhanced-path="M 0 0 L 21600 0 21600 21600 0 21600 0 0 Z N"/>
        </draw:custom-shape>
        <draw:custom-shape draw:style-name="gr68" draw:text-style-name="P30" draw:layer="layout" svg:width="6.173cm" svg:height="1.016cm" svg:x="8.874cm" svg:y="1cm">
          <text:p text:style-name="P1"><text:span text:style-name="T10">ClassLoaderData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0.144cm" svg:y1="2.168cm" svg:x2="10.144cm" svg:y2="4.454cm">
          <text:p/>
        </draw:line>
        <draw:frame draw:style-name="gr69" draw:text-style-name="P31" draw:layer="layout" svg:width="1.905cm" svg:height="0.607cm" svg:x="9.001cm" svg:y="2.688cm">
          <draw:text-box>
            <text:p><text:span text:style-name="T12">“</text:span><text:span text:style-name="T12">Allocate”</text:span></text:p>
          </draw:text-box>
        </draw:frame>
        <draw:line draw:style-name="gr9" draw:text-style-name="P4" draw:layer="layout" svg:x1="11.795cm" svg:y1="2.143cm" svg:x2="11.795cm" svg:y2="4.429cm">
          <text:p/>
        </draw:line>
        <draw:frame draw:style-name="gr70" draw:text-style-name="P31" draw:layer="layout" svg:width="2.413cm" svg:height="0.623cm" svg:x="10.779cm" svg:y="2.663cm">
          <draw:text-box>
            <text:p><text:span text:style-name="T12">“</text:span><text:span text:style-name="T12">Deallocate”</text:span></text:p>
          </draw:text-box>
        </draw:frame>
        <draw:line draw:style-name="gr9" draw:text-style-name="P4" draw:layer="layout" svg:x1="13.954cm" svg:y1="2.143cm" svg:x2="13.954cm" svg:y2="4.429cm">
          <text:p/>
        </draw:line>
        <draw:frame draw:style-name="gr71" draw:text-style-name="P31" draw:layer="layout" svg:width="2.54cm" svg:height="0.635cm" svg:x="12.938cm" svg:y="2.905cm">
          <draw:text-box>
            <text:p><text:span text:style-name="T12">“</text:span><text:span text:style-name="T12">Release all”</text:span></text:p>
          </draw:text-box>
        </draw:frame>
        <draw:line draw:style-name="gr9" draw:text-style-name="P4" draw:layer="layout" svg:x1="12.938cm" svg:y1="9.382cm" svg:x2="14.97cm" svg:y2="14.589cm">
          <text:p/>
        </draw:line>
        <draw:frame draw:style-name="gr72" draw:text-style-name="P31" draw:layer="layout" svg:width="2.921cm" svg:height="0.963cm" svg:x="12.684cm" svg:y="11.721cm">
          <draw:text-box>
            <text:p><text:span text:style-name="T12">“</text:span><text:span text:style-name="T12">Get new chunk of size X”</text:span></text:p>
          </draw:text-box>
        </draw:frame>
        <draw:line draw:style-name="gr9" draw:text-style-name="P4" draw:layer="layout" svg:x1="14.716cm" svg:y1="9.509cm" svg:x2="17.764cm" svg:y2="14.716cm">
          <text:p/>
        </draw:line>
        <draw:frame draw:style-name="gr69" draw:text-style-name="P31" draw:layer="layout" svg:width="2.921cm" svg:height="0.607cm" svg:x="15.478cm" svg:y="11.848cm">
          <draw:text-box>
            <text:p><text:span text:style-name="T12">“</text:span><text:span text:style-name="T12">Return chunks”</text:span></text:p>
          </draw:text-box>
        </draw:frame>
        <draw:line draw:style-name="gr9" draw:text-style-name="P4" draw:layer="layout" svg:x1="12.811cm" svg:y1="16.875cm" svg:x2="11.414cm" svg:y2="19.288cm">
          <text:p/>
        </draw:line>
        <draw:frame draw:style-name="gr72" draw:text-style-name="P31" draw:layer="layout" svg:width="2.921cm" svg:height="0.963cm" svg:x="11.16cm" svg:y="17.436cm">
          <draw:text-box>
            <text:p><text:span text:style-name="T12">“</text:span><text:span text:style-name="T12">Get new root chunk”</text:span></text:p>
          </draw:text-box>
        </draw:frame>
        <draw:line draw:style-name="gr9" draw:text-style-name="P4" draw:layer="layout" svg:x1="8.366cm" svg:y1="12.176cm" svg:x2="8.112cm" svg:y2="21.447cm">
          <text:p/>
        </draw:line>
        <draw:frame draw:style-name="gr72" draw:text-style-name="P31" draw:layer="layout" svg:width="3.683cm" svg:height="0.963cm" svg:x="6.461cm" svg:y="15.658cm">
          <draw:text-box>
            <text:p><text:span text:style-name="T12">“</text:span><text:span text:style-name="T12">Commit/Uncommit Memory”</text:span></text:p>
          </draw:text-box>
        </draw:frame>
        <draw:line draw:style-name="gr4" draw:text-style-name="P4" draw:layer="layout" svg:x1="11.414cm" svg:y1="20.558cm" svg:x2="10.906cm" svg:y2="21.574cm">
          <text:p/>
        </draw:line>
        <draw:line draw:style-name="gr4" draw:text-style-name="P4" draw:layer="layout" svg:x1="6.334cm" svg:y1="24.495cm" svg:x2="7.35cm" svg:y2="24.114cm">
          <text:p/>
        </draw:line>
        <draw:line draw:style-name="gr4" draw:text-style-name="P4" draw:layer="layout" svg:x1="9.636cm" svg:y1="24.114cm" svg:x2="9.636cm" svg:y2="26.019cm">
          <text:p/>
        </draw:line>
        <draw:line draw:style-name="gr4" draw:text-style-name="P4" draw:layer="layout" svg:x1="11.795cm" svg:y1="24.114cm" svg:x2="13.827cm" svg:y2="24.749cm">
          <text:p/>
        </draw:line>
        <draw:custom-shape draw:style-name="gr67" draw:text-style-name="P29" draw:layer="layout" svg:width="3.725cm" svg:height="0.934cm" svg:x="10.737cm" svg:y="10.398cm">
          <text:p text:style-name="P1"><text:span text:style-name="T12">ChunkAllocSeq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7T11:33:32.784515813</meta:creation-date>
    <dc:date>2020-07-25T18:12:07.041421596</dc:date>
    <meta:editing-duration>PT1H39M56S</meta:editing-duration>
    <meta:editing-cycles>36</meta:editing-cycles>
    <meta:generator>LibreOffice/5.1.6.2$Linux_X86_64 LibreOffice_project/10m0$Build-2</meta:generator>
    <meta:document-statistic meta:object-count="193"/>
  </office:meta>
</office:document-meta>
</file>